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imbus Sans L1" svg:font-family="'Nimbus Sans L'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Tabela1" style:family="table">
      <style:table-properties style:width="15.399cm" fo:margin-left="-0.002cm" fo:margin-top="0cm" fo:margin-bottom="0cm" table:align="left" style:writing-mode="lr-tb"/>
    </style:style>
    <style:style style:name="Tabela1.A" style:family="table-column">
      <style:table-column-properties style:column-width="11.19cm"/>
    </style:style>
    <style:style style:name="Tabela1.B" style:family="table-column">
      <style:table-column-properties style:column-width="4.207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fff" fo:padding-left="0.093cm" fo:padding-right="0.095cm" fo:padding-top="0cm" fo:padding-bottom="0cm" fo:border="0.25pt solid #000001">
        <style:background-image/>
      </style:table-cell-properties>
    </style:style>
    <style:style style:name="Tabela1.8" style:family="table-row">
      <style:table-row-properties style:min-row-height="0.748cm" fo:keep-together="auto"/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paragraph-properties fo:line-height="100%" fo:text-align="justify" style:justify-single-word="false"/>
    </style:style>
    <style:style style:name="P4" style:family="paragraph" style:parent-style-name="Standard">
      <style:paragraph-properties fo:line-height="100%" fo:text-align="end" style:justify-single-word="false"/>
    </style:style>
    <style:style style:name="P5" style:family="paragraph" style:parent-style-name="Standard">
      <style:paragraph-properties fo:line-height="100%" fo:text-align="end" style:justify-single-word="false"/>
      <style:text-properties officeooo:paragraph-rsid="000a038b"/>
    </style:style>
    <style:style style:name="P6" style:family="paragraph" style:parent-style-name="Standard">
      <style:paragraph-properties fo:line-height="100%" fo:text-align="start" style:justify-single-word="false"/>
      <style:text-properties fo:color="#00000a" style:font-name="Calibri" fo:font-size="11pt" fo:font-weight="normal" fo:background-color="#ffffff" style:font-name-asian="Calibri1" style:font-size-asian="11pt" style:font-weight-asian="normal" style:font-name-complex="Calibri1"/>
    </style:style>
    <style:style style:name="P7" style:family="paragraph" style:parent-style-name="Standard">
      <style:paragraph-properties fo:line-height="100%" fo:text-align="justify" style:justify-single-word="false"/>
      <style:text-properties fo:color="#00000a" style:font-name="Calibri" fo:font-size="11pt" fo:font-weight="normal" fo:background-color="#ffffff" style:font-name-asian="Calibri1" style:font-size-asian="11pt" style:font-weight-asian="normal" style:font-name-complex="Calibri1"/>
    </style:style>
    <style:style style:name="P8" style:family="paragraph" style:parent-style-name="Standard">
      <style:paragraph-properties fo:line-height="100%" fo:text-align="end" style:justify-single-word="false"/>
      <style:text-properties fo:color="#00000a" style:font-name="Calibri" fo:font-size="11pt" fo:font-weight="normal" fo:background-color="#ffffff" style:font-name-asian="Calibri1" style:font-size-asian="11pt" style:font-weight-asian="normal" style:font-name-complex="Calibri1"/>
    </style:style>
    <style:style style:name="P9" style:family="paragraph" style:parent-style-name="Standard">
      <style:paragraph-properties fo:line-height="100%" fo:text-align="justify" style:justify-single-word="false"/>
      <style:text-properties fo:font-size="11pt" fo:font-weight="normal" officeooo:rsid="000a038b" officeooo:paragraph-rsid="000a038b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line-height="100%" fo:text-align="end" style:justify-single-word="false"/>
      <style:text-properties fo:font-weight="bold" officeooo:rsid="000a038b" officeooo:paragraph-rsid="000a038b" style:font-weight-asian="bold" style:font-weight-complex="bold"/>
    </style:style>
    <style:style style:name="P11" style:family="paragraph" style:parent-style-name="Standard" style:list-style-name="WWNum1">
      <style:paragraph-properties fo:margin-left="0cm" fo:margin-right="0cm" fo:margin-top="0cm" fo:margin-bottom="0.282cm" style:contextual-spacing="false" fo:line-height="150%" fo:text-align="justify" style:justify-single-word="false" fo:text-indent="-0.635cm" style:auto-text-indent="false">
        <style:tab-stops>
          <style:tab-stop style:position="0cm"/>
        </style:tab-stops>
      </style:paragraph-properties>
    </style:style>
    <style:style style:name="P12" style:family="paragraph" style:parent-style-name="Standard" style:list-style-name="WWNum2">
      <style:paragraph-properties fo:margin-left="0cm" fo:margin-right="0cm" fo:line-height="100%" fo:text-align="justify" style:justify-single-word="false" fo:text-indent="-0.635cm" style:auto-text-indent="false">
        <style:tab-stops>
          <style:tab-stop style:position="0cm"/>
        </style:tab-stops>
      </style:paragraph-properties>
    </style:style>
    <style:style style:name="P13" style:family="paragraph" style:parent-style-name="Standard">
      <style:paragraph-properties fo:margin-top="0cm" fo:margin-bottom="0.282cm" style:contextual-spacing="false" fo:line-height="150%" fo:text-align="justify" style:justify-single-word="false"/>
      <style:text-properties fo:color="#00000a" style:font-name="Calibri" fo:font-size="11pt" fo:font-weight="normal" fo:background-color="#ffffff" style:font-name-asian="Calibri1" style:font-size-asian="11pt" style:font-weight-asian="normal" style:font-name-complex="Calibri1"/>
    </style:style>
    <style:style style:name="P14" style:family="paragraph" style:parent-style-name="Standard">
      <style:paragraph-properties fo:margin-top="0cm" fo:margin-bottom="0.282cm" style:contextual-spacing="false" fo:line-height="150%" fo:text-align="justify" style:justify-single-word="false"/>
    </style:style>
    <style:style style:name="P15" style:family="paragraph" style:parent-style-name="Standard">
      <style:paragraph-properties fo:margin-top="0cm" fo:margin-bottom="0.282cm" style:contextual-spacing="false" fo:line-height="150%" fo:text-align="justify" style:justify-single-word="false"/>
      <style:text-properties officeooo:paragraph-rsid="0007a5fc"/>
    </style:style>
    <style:style style:name="P16" style:family="paragraph" style:parent-style-name="Standard">
      <style:paragraph-properties fo:margin-top="0cm" fo:margin-bottom="0.247cm" style:contextual-spacing="false" fo:line-height="120%" fo:text-align="justify" style:justify-single-word="false"/>
    </style:style>
    <style:style style:name="P17" style:family="paragraph" style:parent-style-name="Standard">
      <style:paragraph-properties fo:margin-top="0cm" fo:margin-bottom="0.247cm" style:contextual-spacing="false" fo:line-height="120%" fo:text-align="start" style:justify-single-word="false"/>
    </style:style>
    <style:style style:name="P18" style:family="paragraph" style:parent-style-name="Standard">
      <style:paragraph-properties fo:margin-top="0cm" fo:margin-bottom="0.247cm" style:contextual-spacing="false" fo:line-height="120%" fo:text-align="end" style:justify-single-word="false"/>
    </style:style>
    <style:style style:name="P19" style:family="paragraph" style:parent-style-name="Standard">
      <style:paragraph-properties fo:margin-top="0cm" fo:margin-bottom="0.247cm" style:contextual-spacing="false" fo:line-height="120%" fo:text-align="start" style:justify-single-word="false"/>
      <style:text-properties fo:color="#00000a" style:font-name="Calibri" fo:font-size="11pt" fo:font-weight="normal" fo:background-color="#ffffff" style:font-name-asian="Calibri1" style:font-size-asian="11pt" style:font-weight-asian="normal" style:font-name-complex="Calibri1"/>
    </style:style>
    <style:style style:name="P20" style:family="paragraph" style:parent-style-name="Standard" style:master-page-name="Standard">
      <style:paragraph-properties fo:line-height="100%" fo:text-align="center" style:justify-single-word="false" style:page-number="auto"/>
    </style:style>
    <style:style style:name="P21" style:family="paragraph" style:parent-style-name="List_20_Paragraph" style:list-style-name="WWNum1">
      <style:paragraph-properties fo:line-height="150%" fo:text-align="justify" style:justify-single-word="false"/>
      <style:text-properties officeooo:paragraph-rsid="000d4c80"/>
    </style:style>
    <style:style style:name="P22" style:family="paragraph" style:parent-style-name="List_20_Paragraph" style:list-style-name="WWNum1">
      <style:paragraph-properties fo:line-height="150%" fo:text-align="justify" style:justify-single-word="false"/>
      <style:text-properties fo:font-size="11pt" officeooo:paragraph-rsid="000bfbd3" style:font-size-asian="11pt" style:font-size-complex="11pt"/>
    </style:style>
    <style:style style:name="P23" style:family="paragraph" style:parent-style-name="List_20_Paragraph">
      <style:paragraph-properties fo:line-height="150%" fo:text-align="justify" style:justify-single-word="false"/>
      <style:text-properties fo:font-size="11pt" officeooo:paragraph-rsid="000bfbd3" style:font-size-asian="11pt" style:font-size-complex="11pt"/>
    </style:style>
    <style:style style:name="T1" style:family="text">
      <style:text-properties fo:color="#00000a" style:font-name="ARIAL" fo:font-size="13pt" fo:font-weight="bold" fo:background-color="#ffffff" loext:char-shading-value="0" style:font-name-asian="ARIAL1" style:font-size-asian="13pt" style:font-weight-asian="bold" style:font-name-complex="ARIAL1"/>
    </style:style>
    <style:style style:name="T2" style:family="text">
      <style:text-properties fo:color="#00000a" style:font-name="ARIAL" fo:font-size="11pt" fo:font-weight="normal" fo:background-color="#ffffff" loext:char-shading-value="0" style:font-name-asian="ARIAL1" style:font-size-asian="11pt" style:font-weight-asian="normal" style:font-name-complex="ARIAL1"/>
    </style:style>
    <style:style style:name="T3" style:family="text">
      <style:text-properties fo:color="#00000a" style:font-name="Arial" fo:font-size="11pt" fo:font-weight="normal" fo:background-color="#ffffff" loext:char-shading-value="0" style:font-name-asian="Arial1" style:font-size-asian="11pt" style:font-weight-asian="normal" style:font-name-complex="Arial1"/>
    </style:style>
    <style:style style:name="T4" style:family="text">
      <style:text-properties fo:color="#00000a" style:font-name="Arial" fo:font-size="11pt" fo:font-weight="bold" fo:background-color="#ffffff" loext:char-shading-value="0" style:font-name-asian="Arial1" style:font-size-asian="11pt" style:font-weight-asian="bold" style:font-name-complex="Arial1"/>
    </style:style>
    <style:style style:name="T5" style:family="text">
      <style:text-properties fo:color="#00000a" style:font-name="Arial" fo:font-size="11pt" fo:font-style="italic" fo:font-weight="bold" fo:background-color="#ffffff" loext:char-shading-value="0" style:font-name-asian="Arial1" style:font-size-asian="11pt" style:font-style-asian="italic" style:font-weight-asian="bold" style:font-name-complex="Arial1"/>
    </style:style>
    <style:style style:name="T6" style:family="text">
      <style:text-properties fo:color="#00000a" style:font-name="Arial" fo:font-size="11pt" fo:font-style="italic" style:text-underline-style="solid" style:text-underline-width="auto" style:text-underline-color="font-color" fo:font-weight="bold" fo:background-color="#ffffff" loext:char-shading-value="0" style:font-name-asian="Arial1" style:font-size-asian="11pt" style:font-style-asian="italic" style:font-weight-asian="bold" style:font-name-complex="Arial1"/>
    </style:style>
    <style:style style:name="T7" style:family="text">
      <style:text-properties fo:color="#00000a" style:font-name="Arial" fo:font-size="11pt" fo:font-style="italic" fo:font-weight="normal" fo:background-color="#ffffff" loext:char-shading-value="0" style:font-name-asian="Arial1" style:font-size-asian="11pt" style:font-style-asian="italic" style:font-weight-asian="normal" style:font-name-complex="Arial1"/>
    </style:style>
    <style:style style:name="T8" style:family="text">
      <style:text-properties fo:color="#00000a" style:font-name="Arial" fo:font-size="13pt" fo:font-weight="bold" fo:background-color="#ffffff" loext:char-shading-value="0" style:font-name-asian="Arial1" style:font-size-asian="13pt" style:font-weight-asian="bold" style:font-name-complex="Arial1"/>
    </style:style>
    <style:style style:name="T9" style:family="text">
      <style:text-properties fo:color="#00000a" style:font-name="Arial" fo:font-size="13pt" fo:font-weight="normal" fo:background-color="#ffffff" loext:char-shading-value="0" style:font-name-asian="Arial1" style:font-size-asian="13pt" style:font-weight-asian="normal" style:font-name-complex="Arial1"/>
    </style:style>
    <style:style style:name="T10" style:family="text">
      <style:text-properties fo:color="#00000a" style:font-name="Arial" fo:font-size="13pt" fo:background-color="#ffffff" loext:char-shading-value="0" style:font-name-asian="Arial1" style:font-size-asian="13pt" style:font-name-complex="Arial1"/>
    </style:style>
    <style:style style:name="T11" style:family="text">
      <style:text-properties fo:color="#00000a" style:font-name="Arial" fo:font-size="10pt" fo:font-weight="normal" fo:background-color="#ffffff" loext:char-shading-value="0" style:font-name-asian="Arial1" style:font-size-asian="10pt" style:font-weight-asian="normal" style:font-name-complex="Arial1"/>
    </style:style>
    <style:style style:name="T12" style:family="text">
      <style:text-properties fo:color="#00000a" style:font-name="Arial" fo:font-size="14pt" fo:font-style="italic" fo:font-weight="bold" fo:background-color="#ffffff" loext:char-shading-value="0" style:font-name-asian="Arial1" style:font-size-asian="14pt" style:font-style-asian="italic" style:font-weight-asian="bold" style:font-name-complex="Arial1"/>
    </style:style>
    <style:style style:name="T13" style:family="text">
      <style:text-properties fo:color="#00000a" style:font-name="Arial" fo:font-size="10.5pt" fo:font-style="italic" fo:font-weight="normal" fo:background-color="#ffffff" loext:char-shading-value="0" style:font-name-asian="Arial1" style:font-size-asian="10.5pt" style:font-style-asian="italic" style:font-weight-asian="normal" style:font-name-complex="Arial1"/>
    </style:style>
    <style:style style:name="T14" style:family="text">
      <style:text-properties fo:color="#00000a" style:font-name="Arial" fo:font-size="10.5pt" fo:font-weight="normal" fo:background-color="#ffffff" loext:char-shading-value="0" style:font-name-asian="Arial1" style:font-size-asian="10.5pt" style:font-weight-asian="normal" style:font-name-complex="Arial1"/>
    </style:style>
    <style:style style:name="T15" style:family="text">
      <style:text-properties fo:color="#00000a" style:font-name="Arial" fo:font-size="9pt" fo:font-style="italic" fo:font-weight="bold" fo:background-color="#ffffff" loext:char-shading-value="0" style:font-name-asian="Arial1" style:font-size-asian="9pt" style:font-style-asian="italic" style:font-weight-asian="bold" style:font-name-complex="Arial1"/>
    </style:style>
    <style:style style:name="T16" style:family="text">
      <style:text-properties fo:color="#00000a" style:font-name="Arial" fo:background-color="#ffffff" loext:char-shading-value="0" style:font-name-asian="Arial1" style:font-name-complex="Arial1"/>
    </style:style>
    <style:style style:name="T17" style:family="text">
      <style:text-properties fo:color="#00000a" style:font-name="Arial" officeooo:rsid="000bfbd3" fo:background-color="#ffffff" loext:char-shading-value="0" style:font-name-asian="Arial1" style:font-name-complex="Arial1"/>
    </style:style>
    <style:style style:name="T18" style:family="text">
      <style:text-properties fo:color="#00000a" style:font-name="Nimbus Sans L" fo:font-size="16pt" fo:font-weight="bold" fo:background-color="#ffffff" loext:char-shading-value="0" style:font-name-asian="Nimbus Sans L1" style:font-size-asian="16pt" style:font-weight-asian="bold" style:font-name-complex="Nimbus Sans L1"/>
    </style:style>
    <style:style style:name="T19" style:family="text">
      <style:text-properties fo:color="#00000a" style:font-name="Nimbus Sans L" fo:font-size="16pt" fo:font-weight="bold" officeooo:rsid="000a038b" fo:background-color="#ffffff" loext:char-shading-value="0" style:font-name-asian="Nimbus Sans L1" style:font-size-asian="16pt" style:font-weight-asian="bold" style:font-name-complex="Nimbus Sans L1"/>
    </style:style>
    <style:style style:name="T20" style:family="text">
      <style:text-properties fo:color="#00000a" style:font-name="Liberation Serif" fo:font-size="12pt" fo:font-style="italic" fo:font-weight="normal" fo:background-color="#ffffff" loext:char-shading-value="0" style:font-name-asian="Liberation Serif1" style:font-size-asian="12pt" style:font-style-asian="italic" style:font-weight-asian="normal" style:font-name-complex="Liberation Serif1"/>
    </style:style>
    <style:style style:name="T21" style:family="text">
      <style:text-properties fo:color="#000000" style:font-name="Arial" fo:font-size="14pt" fo:font-style="italic" fo:font-weight="bold" fo:background-color="#ffffff" loext:char-shading-value="0" style:font-name-asian="Arial1" style:font-size-asian="14pt" style:font-style-asian="italic" style:font-weight-asian="bold" style:font-name-complex="Arial1"/>
    </style:style>
    <style:style style:name="T22" style:family="text">
      <style:text-properties fo:color="#000000" style:font-name="Arial" fo:font-size="11pt" fo:font-weight="normal" fo:background-color="#ffffff" loext:char-shading-value="0" style:font-name-asian="Arial1" style:font-size-asian="11pt" style:font-weight-asian="normal" style:font-name-complex="Arial1"/>
    </style:style>
    <style:style style:name="T23" style:family="text">
      <style:text-properties fo:color="#000000" style:font-name="Arial" fo:font-size="11pt" fo:font-weight="normal" officeooo:rsid="000bfbd3" style:font-size-asian="11pt" style:font-weight-asian="normal" style:font-name-complex="Arial1" style:font-size-complex="11pt" style:font-weight-complex="normal"/>
    </style:style>
    <style:style style:name="T24" style:family="text">
      <style:text-properties fo:color="#000000" style:font-name="Arial" fo:font-size="11pt" fo:font-style="italic" style:text-underline-style="solid" style:text-underline-width="auto" style:text-underline-color="font-color" fo:font-weight="bold" fo:background-color="#ffffff" loext:char-shading-value="0" style:font-name-asian="Arial1" style:font-size-asian="11pt" style:font-style-asian="italic" style:font-weight-asian="bold" style:font-name-complex="Arial1"/>
    </style:style>
    <style:style style:name="T25" style:family="text">
      <style:text-properties fo:color="#000000" style:font-name="Arial" fo:font-size="11pt" fo:font-style="italic" fo:font-weight="bold" fo:background-color="#ffffff" loext:char-shading-value="0" style:font-name-asian="Arial1" style:font-size-asian="11pt" style:font-style-asian="italic" style:font-weight-asian="bold" style:font-name-complex="Arial1"/>
    </style:style>
    <style:style style:name="T26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27" style:family="text">
      <style:text-properties style:font-name="Arial" fo:font-size="12pt" style:font-size-asian="12pt" style:font-name-complex="Arial1" style:font-size-complex="12pt"/>
    </style:style>
    <style:style style:name="T28" style:family="text">
      <style:text-properties style:font-name="Arial" style:font-name-complex="Arial1"/>
    </style:style>
    <style:style style:name="T29" style:family="text">
      <style:text-properties style:font-name="Arial" officeooo:rsid="000bfbd3" style:font-name-complex="Arial1"/>
    </style:style>
    <style:style style:name="T30" style:family="text">
      <style:text-properties style:font-name="Arial" fo:font-size="11pt" style:font-size-asian="11pt" style:font-name-complex="Arial1" style:font-size-complex="11pt"/>
    </style:style>
    <style:style style:name="T31" style:family="text">
      <style:text-properties style:font-name="Arial" fo:font-size="11pt" officeooo:rsid="000bfbd3" style:font-size-asian="11pt" style:font-name-complex="Arial1" style:font-size-complex="11pt"/>
    </style:style>
    <style:style style:name="T32" style:family="text">
      <style:text-properties style:font-name="Arial" fo:font-size="11pt" fo:font-weight="bold" officeooo:rsid="000bfbd3" style:font-size-asian="11pt" style:font-weight-asian="bold" style:font-name-complex="Arial1" style:font-size-complex="11pt" style:font-weight-complex="bold"/>
    </style:style>
    <style:style style:name="T33" style:family="text">
      <style:text-properties style:font-name="Arial" fo:font-size="11pt" fo:font-weight="normal" officeooo:rsid="000bfbd3" style:font-size-asian="11pt" style:font-weight-asian="normal" style:font-name-complex="Arial1" style:font-size-complex="11pt" style:font-weight-complex="normal"/>
    </style:style>
    <style:style style:name="T34" style:family="text">
      <style:text-properties fo:font-weight="bold"/>
    </style:style>
    <style:style style:name="T35" style:family="text">
      <style:text-properties fo:font-size="11pt" style:font-size-asian="11pt" style:font-size-complex="11pt"/>
    </style:style>
    <style:style style:name="T36" style:family="text">
      <style:text-properties fo:font-size="11pt" fo:font-weight="bold" style:font-size-asian="11pt" style:font-size-complex="11pt"/>
    </style:style>
    <style:style style:name="T37" style:family="text">
      <style:text-properties fo:font-size="11pt" fo:font-weight="bold" style:font-size-asian="11pt" style:font-weight-asian="bold" style:font-size-complex="11pt" style:font-weight-complex="bold"/>
    </style:style>
    <style:style style:name="T38" style:family="text">
      <style:text-properties fo:font-size="11pt" fo:font-weight="normal" style:font-size-asian="11pt" style:font-weight-asian="normal" style:font-size-complex="11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RESUMO DO PROJETO</text:span></text:p>
      <text:p text:style-name="P6"/>
      <text:p text:style-name="P6"/>
      <text:p text:style-name="P2"><text:span text:style-name="T2"><text:tab/>Com base nos conhecimentos adquiridos em sala desenvolveu-se um </text:span><text:span text:style-name="T3">projeto de <text:s/>software para a empresa simulada livraria Dom Casmurro, turma de administração da instituição Senac Minas 2015. Esse software foi implementado com o intuito de suprir as deficiências encontradas na mesma, onde veremos a diante, facilitando o trabalho realizado internamente pelos funcionários.</text:span></text:p>
      <text:p text:style-name="P3"><text:span text:style-name="T3"><text:tab/>A implementação do software foi aprovado pelo cliente com um desempenho satisfatório de segurança, praticidade, e rapidez em executar as operações.</text:span></text:p>
      <text:p text:style-name="P3"><text:span text:style-name="T3"><text:tab/>Ao ser utilizado o software a empresa terá acesso ao gerenciamento das informações contidas na base de dados, e poderá executar as funções de cadastro, consulta, edição e remoção dos cliente, funcionários, livros e fornecedores. </text:span>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18">Capítulo 1</text:span></text:p>
      <text:p text:style-name="P4"><text:span text:style-name="T8">INTRODUÇÃO</text:span></text:p>
      <text:p text:style-name="P4"><text:span text:style-name="T11"><text:line-break/></text:span></text:p>
      <text:p text:style-name="P2"><text:span text:style-name="T12">Proposta do trabalho</text:span></text:p>
      <text:p text:style-name="P6"/>
      <text:p text:style-name="P3"><text:span text:style-name="T3"><text:tab/>A proposta inicial do projeto consisti em desenvolver um software de gerência de produtos para a empresa simulada, livraria Dom Casmurro. A livraria, até o momento, gerenciava seus cadastros de produtos e clientes de maneira totalmente manual, sem auxilio de um sistema informatizado.</text:span></text:p>
      <text:p text:style-name="P3"><text:span text:style-name="T3"><text:tab/>A partir de conversas com a empresa, foi realizado o levantamento do requisitos para o desenvolvimento do software, encontrando quais eram os pontos pelos quais poderíamos <text:s/>suprir e resolver as deficiências apresentadas pelo antigo sistema de gestão da livraria. Entre os requisitos a serem satisfeitos, destaca-se a necessidade da realização das operações de cadastros e consultas de livros e clientes de forma rápida e segura. </text:span></text:p>
      <text:p text:style-name="P3"><text:span text:style-name="T3"><text:tab/>Com base nos pontos apresentados acima, foi implementado um software que oferece todos os processos que a empresa executaria internamente: operação de adição, edição, consulta e remoção de cadastros de clientes, funcionários, fornecedores e livros.</text:span></text:p>
      <text:p text:style-name="P3"><text:span text:style-name="T3"><text:tab/>Outro ponto a ser destacado, é a preocupação quanto a segurança no armazenamento dos dados da empresa, necessidade que foi suprida através da utilização de ferramentas de persistência de dados que serão detalhadas posteriormente.</text:span></text:p>
      <text:p text:style-name="P3"><text:span text:style-name="T3"><text:tab/></text:span></text:p>
      <text:p text:style-name="P7"/>
      <text:p text:style-name="P7"/>
      <text:p text:style-name="P7"/>
      <text:p text:style-name="P7"/>
      <text:p text:style-name="P7"/>
      <text:p text:style-name="P3"><text:span text:style-name="T12">Justificativa</text:span></text:p>
      <text:p text:style-name="P7"/>
      <text:p text:style-name="P3"><text:span text:style-name="T3"><text:tab/>A empresa contratante, livraria Dom Casmurro, até o momento do início do projeto, executava todas as suas operações de maneira totalmente manual, sendo que os dados de seus clientes, empregados, fornecedores e produtos eram registrados em papel, sendo esse um método de armazenamento de informações custoso e inseguro, uma vez que demanda espaço para armazenamento dos documentos, os expõe ao risco de degradação através do ambiente, por meio da umidade e poeira, além de também facilitar o acesso de informação por pessoas não autorizadas. </text:span></text:p>
      <text:p text:style-name="P3"><text:span text:style-name="T3">Considerando os pontos acima destacados, desenvolveu-se um projeto de software que informatizasse as tarefas de cadastro, consulta, de clientes, funcionários, fornecedores e livros que aumentaria a rapidez que essas operações seriam realizadas, permitindo que o funcionários da livraria atendessem uma demanda maior de clientes em menos tempos, obtendo assim mais lucro. Ao realizar o armazenamento dos dados de um sistema de gerenciamento de banco de dados, permite-se o acesso aos dados somente por pessoas autorizadas e garante alta disponibilidade dos dados, através do uso de backups. Além disso, o uso do banco de dados também elimina a necessidade do cliente de possuir cópias impressas de documentos, reduzindo gastos com impressão do papel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soft-page-break/><text:span text:style-name="T12">Objetivo</text:span></text:p>
      <text:p text:style-name="P3"><text:span text:style-name="T4"><text:tab/></text:span></text:p>
      <text:p text:style-name="P7"/>
      <text:list xml:id="list6177587982039365820" text:style-name="WWNum1">
        <text:list-item>
          <text:p text:style-name="P11"><text:span text:style-name="T3">Trazer mais segurança para os dados da empresa;</text:span></text:p>
        </text:list-item>
        <text:list-item>
          <text:p text:style-name="P11"><text:span text:style-name="T3">Ter praticidade ao efetuar as operações necessárias;</text:span></text:p>
        </text:list-item>
        <text:list-item>
          <text:p text:style-name="P11"><text:span text:style-name="T3">Permitir o controle da base de dados;</text:span></text:p>
        </text:list-item>
        <text:list-item>
          <text:p text:style-name="P11"><text:span text:style-name="T3">Fornecer um software com estabilidade;</text:span></text:p>
        </text:list-item>
      </text:list>
      <text:p text:style-name="P13"/>
      <text:p text:style-name="P15"><text:span text:style-name="T5">1. Trazer mais segurança para os dados da empresa;</text:span></text:p>
      <text:p text:style-name="P15"><text:span text:style-name="T3">Assegurar ao cliente que todos as operações realizadas internamente pela empresa, sendo elas de cadastro, edição, remoção ou consulta na base de dados não sejam <text:s/>perdidas ao decorrer do processo, assegurando que somente pessoas autorizadas obtenham acesso a essas informações;</text:span></text:p>
      <text:p text:style-name="P15"><text:span text:style-name="T3"/></text:p>
      <text:p text:style-name="P14"><text:span text:style-name="T5">2. Ter praticidade ao efetuar as operações necessárias;</text:span></text:p>
      <text:p text:style-name="P14"><text:span text:style-name="T3">Ser um software que prima pela usualidade das operações realizadas pelos usuários. Tornando-o simples seu manuseio, fazendo com que pessoas leigas na área da informática consiga efetuar as operações de forma eficaz; </text:span></text:p>
      <text:p text:style-name="P14"/>
      <text:p text:style-name="P15"><text:span text:style-name="T5">3. Permitir o controle da base de dados;</text:span></text:p>
      <text:p text:style-name="P15"><text:span text:style-name="T3">Permitir que o funcionário tenha acesso direto aos dados efetuados internamente na empresa, e possa realizar edições e remoções caso necessário na base de dados;</text:span></text:p>
      <text:p text:style-name="P14"/>
      <text:p text:style-name="P14"><text:span text:style-name="T5">4. Fornecer um software com estabilidade;</text:span></text:p>
      <text:p text:style-name="P3"><text:span text:style-name="T3">Permitir que o software com o java instalado seja executado em qualquer sistema operacional sendo eles: Linux, Windows ou Mac;</text:span></text:p>
      <text:p text:style-name="P3"><text:span text:style-name="T3"><text:tab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3"><text:span text:style-name="T21"><text:s/>Escopo do Projeto</text:span></text:p>
      <text:p text:style-name="P7"/>
      <text:p text:style-name="P3"><text:span text:style-name="T22">O escopo do projeto foi criado a partir do desenvolvimento em sala de aula;</text:span></text:p>
      <text:p text:style-name="P7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"><text:span text:style-name="T13">Descrição</text:span></text:p>
          </table:table-cell>
          <table:table-cell table:style-name="Tabela1.A1" office:value-type="string">
            <text:p text:style-name="P3"><text:span text:style-name="T13"><text:s text:c="3"/>Tempo de execução</text:span></text:p>
          </table:table-cell>
        </table:table-row>
        <table:table-row table:style-name="Tabela1.1">
          <table:table-cell table:style-name="Tabela1.A1" office:value-type="string">
            <text:p text:style-name="P3"><text:span text:style-name="T14">1- Entrevista com a empresa</text:span></text:p>
          </table:table-cell>
          <table:table-cell table:style-name="Tabela1.A1" office:value-type="string">
            <text:p text:style-name="P3"><text:span text:style-name="T14">03h00min</text:span></text:p>
          </table:table-cell>
        </table:table-row>
        <table:table-row table:style-name="Tabela1.1">
          <table:table-cell table:style-name="Tabela1.A1" office:value-type="string">
            <text:p text:style-name="P3"><text:span text:style-name="T14">2- Levantamento das ideias para o desenvolvimento do software</text:span></text:p>
          </table:table-cell>
          <table:table-cell table:style-name="Tabela1.A1" office:value-type="string">
            <text:p text:style-name="P3"><text:span text:style-name="T14">06h00min</text:span></text:p>
          </table:table-cell>
        </table:table-row>
        <table:table-row table:style-name="Tabela1.1">
          <table:table-cell table:style-name="Tabela1.A1" office:value-type="string">
            <text:p text:style-name="P3"><text:span text:style-name="T14">3- Conversa com a empresa - Conclusão das ideias obtidas</text:span></text:p>
          </table:table-cell>
          <table:table-cell table:style-name="Tabela1.A1" office:value-type="string">
            <text:p text:style-name="P3"><text:span text:style-name="T14">03h00min</text:span></text:p>
          </table:table-cell>
        </table:table-row>
        <table:table-row table:style-name="Tabela1.1">
          <table:table-cell table:style-name="Tabela1.A1" office:value-type="string">
            <text:p text:style-name="P3"><text:span text:style-name="T14">4 – Levantamento dos requisitos funcionais e não funcionais </text:span></text:p>
          </table:table-cell>
          <table:table-cell table:style-name="Tabela1.A1" office:value-type="string">
            <text:p text:style-name="P3"><text:span text:style-name="T14">09h00min</text:span></text:p>
          </table:table-cell>
        </table:table-row>
        <table:table-row table:style-name="Tabela1.1">
          <table:table-cell table:style-name="Tabela1.A1" office:value-type="string">
            <text:p text:style-name="P3"><text:span text:style-name="T14">5 – Criação dos casos de usos </text:span></text:p>
          </table:table-cell>
          <table:table-cell table:style-name="Tabela1.A1" office:value-type="string">
            <text:p text:style-name="P3"><text:span text:style-name="T14">06h00min</text:span></text:p>
          </table:table-cell>
        </table:table-row>
        <table:table-row table:style-name="Tabela1.1">
          <table:table-cell table:style-name="Tabela1.A1" office:value-type="string">
            <text:p text:style-name="P3"><text:span text:style-name="T14">6 – Criação do layout do programa</text:span></text:p>
          </table:table-cell>
          <table:table-cell table:style-name="Tabela1.A1" office:value-type="string">
            <text:p text:style-name="P3"><text:span text:style-name="T14">06h00min</text:span></text:p>
          </table:table-cell>
        </table:table-row>
        <table:table-row table:style-name="Tabela1.8">
          <table:table-cell table:style-name="Tabela1.A1" office:value-type="string">
            <text:p text:style-name="P3"><text:span text:style-name="T14">7 – Desenvolvimento do banco de dados em Mysql</text:span></text:p>
          </table:table-cell>
          <table:table-cell table:style-name="Tabela1.A1" office:value-type="string">
            <text:p text:style-name="P3"><text:span text:style-name="T14">06h00min</text:span></text:p>
          </table:table-cell>
        </table:table-row>
        <table:table-row table:style-name="Tabela1.1">
          <table:table-cell table:style-name="Tabela1.A1" office:value-type="string">
            <text:p text:style-name="P3"><text:span text:style-name="T14">8 – Criação do software em Java</text:span></text:p>
          </table:table-cell>
          <table:table-cell table:style-name="Tabela1.A1" office:value-type="string">
            <text:p text:style-name="P3"><text:span text:style-name="T14">90h00min</text:span></text:p>
          </table:table-cell>
        </table:table-row>
        <table:table-row table:style-name="Tabela1.1">
          <table:table-cell table:style-name="Tabela1.A1" office:value-type="string">
            <text:p text:style-name="P3"><text:span text:style-name="T14">9 - <text:s/>Teste do software</text:span></text:p>
          </table:table-cell>
          <table:table-cell table:style-name="Tabela1.A1" office:value-type="string">
            <text:p text:style-name="P3"><text:span text:style-name="T14">06h00min</text:span></text:p>
          </table:table-cell>
        </table:table-row>
        <table:table-row table:style-name="Tabela1.1">
          <table:table-cell table:style-name="Tabela1.A1" office:value-type="string">
            <text:p text:style-name="P3"><text:span text:style-name="T14">10 – Criação da documentação do projeto</text:span></text:p>
          </table:table-cell>
          <table:table-cell table:style-name="Tabela1.A1" office:value-type="string">
            <text:p text:style-name="P3"><text:span text:style-name="T14">15h00min</text:span></text:p>
          </table:table-cell>
        </table:table-row>
      </table:table>
      <text:p text:style-name="P7"/>
      <text:p text:style-name="P7"/>
      <text:p text:style-name="P3"><text:span text:style-name="T20">Descrição do escopo do projeto:</text:span></text:p>
      <text:p text:style-name="P7"/>
      <text:p text:style-name="P3"><text:span text:style-name="T6">1</text:span><text:span text:style-name="T5">- </text:span><text:span text:style-name="T13"><text:s/>Entrevista com a empresa</text:span><text:span text:style-name="T7">-</text:span><text:span text:style-name="T3"> Foi avaliado o funcionamento da mesma, e extrairmos as ideias de como um software poderia auxiliar nas operações realizadas internamente;</text:span></text:p>
      <text:p text:style-name="P7"/>
      <text:p text:style-name="P3"><text:span text:style-name="T5">2- Levantamento das ideias para o desenvolvimento do software </text:span><text:span text:style-name="T7">–</text:span><text:span text:style-name="T3"> Após a avaliação com o cliente obteve-se</text:span><text:span text:style-name="T22"> varias ideias, algumas delas foram desenvolvidas, já outras foram desfeitas, pelo fato de não ser tão primordial ao processo de desenvolvimento do software, onde será citado a diante;</text:span></text:p>
      <text:p text:style-name="P7"/>
      <text:p text:style-name="P3"><text:span text:style-name="T24">3-</text:span><text:span text:style-name="T25"> Conversa com a empresa - Conclusão das ideias obtidas-</text:span><text:span text:style-name="T22"> <text:s/>Logo após expor as ideias ao cliente, teve-se como retorno a aprovação do software;</text:span></text:p>
      <text:p text:style-name="P7"/>
      <text:p text:style-name="P7"/>
      <text:p text:style-name="P3"><text:span text:style-name="T6">4 </text:span><text:span text:style-name="T5">– Levantamento dos requisitos funcionais e não funcionais </text:span><text:span text:style-name="T7"><text:s/>- </text:span><text:span text:style-name="T3">Realizou-se os levantamentos dos requisitos;</text:span></text:p>
      <text:p text:style-name="P7"/>
      <text:p text:style-name="P3"><text:span text:style-name="T6">5 </text:span><text:span text:style-name="T5">– Criação dos casos de usos </text:span><text:span text:style-name="T7"><text:s/>- </text:span><text:span text:style-name="T3">Desenvolveu-se o caso de uso a partir das requisições levantadas;</text:span></text:p>
      <text:p text:style-name="P7"/>
      <text:p text:style-name="P3"><text:span text:style-name="T6">6</text:span><text:span text:style-name="T5"> – Criação do layout do programa</text:span><text:span text:style-name="T7"> –</text:span><text:span text:style-name="T3"> Com os casos de usos e os levantamentos dos requisitos <text:s/>concluídos, desenvolveu-se o layout do programa, preocupando-se com a usualidade das operações realizadas pelos usuários;</text:span></text:p>
      <text:p text:style-name="P7"/>
      <text:p text:style-name="P3"><text:span text:style-name="T6">7 </text:span><text:span text:style-name="T5">– Desenvolvimento do banco de dados em Mysql </text:span><text:span text:style-name="T7">– </text:span><text:span text:style-name="T3">Ponto importante na criação do software, aqui será armazenados todas as informações de cadastros;</text:span></text:p>
      <text:p text:style-name="P7"/>
      <text:p text:style-name="P3"><text:span text:style-name="T6">8</text:span><text:span text:style-name="T5"> – Criação do software em Java </text:span><text:span text:style-name="T7">–</text:span><text:span text:style-name="T3"> Desenvolvimento do projeto;</text:span></text:p>
      <text:p text:style-name="P7"/>
      <text:p text:style-name="P7"/>
      <text:p text:style-name="P3"><text:span text:style-name="T6">9 </text:span><text:span text:style-name="T5">- <text:s/>Teste do softwar</text:span><text:span text:style-name="T7">e – </text:span><text:span text:style-name="T3">Realiza-se as precauções necessárias, e são consertados </text:span><text:span text:style-name="T7">bugs</text:span><text:span text:style-name="T3"> no sistema;</text:span></text:p>
      <text:p text:style-name="P7"/>
      <text:p text:style-name="P3"><text:span text:style-name="T6">10</text:span><text:span text:style-name="T5"> – Criação da documentação do projeto</text:span><text:span text:style-name="T7"> – </text:span><text:span text:style-name="T3">desenvolvimento do relatório;</text:span></text:p>
      <text:p text:style-name="P4"/>
      <text:p text:style-name="P4"/>
      <text:p text:style-name="P4"/>
      <text:p text:style-name="P4"><text:soft-page-break/><text:span text:style-name="T18">Capítulo 2</text:span></text:p>
      <text:p text:style-name="P4"><text:span text:style-name="T8">A EMPRESA EM QUESTÃO</text:span><text:span text:style-name="T9"> </text:span></text:p>
      <text:p text:style-name="P8"/>
      <text:p text:style-name="P7"/>
      <text:p text:style-name="P3"><text:span text:style-name="T12">A empresa</text:span></text:p>
      <text:p text:style-name="P7"/>
      <text:p text:style-name="P3"><text:span text:style-name="T4"><text:tab/></text:span><text:span text:style-name="T3">Livraria Dom Casmurro, é uma empresa simulada desenvolvida pela turma de Administração da instituição Senac, criada com o intuito de proporcionar a comercialização de livros novos e semi novos.</text:span></text:p>
      <text:p text:style-name="P3"><text:span text:style-name="T3"><text:tab/>Para entendermos um pouco mais sobre a empresa Livraria Dom Casmurro temos o seguinte depoimento de um dos integrantes da equipe:</text:span></text:p>
      <text:p text:style-name="P3"><text:span text:style-name="T3"><text:tab/></text:span></text:p>
      <text:p text:style-name="P7"/>
      <text:p text:style-name="P16"><text:span text:style-name="T7">“ A nossa empresa começou a partir de uma pesquisa mercadológica realizada na instituição SENAC de Itajubá, na qual nossa equipe, formada por sete administradores, tinha em mãos quatro ideias de negócios, dentre elas a escolhida foi à livraria. </text:span></text:p>
      <text:p text:style-name="P17"><text:span text:style-name="T7">Após essa etapa, a ideia foi moldada e a empresa foi sendo construída junto ao nome, que depois de algumas sugestões, foi escolhido o nome Livraria Dom Casmurro. Foi escolhido o nome Dom Casmurro pelo fato de ser um clássico literário, escrito por Machado de Assis, do ano de 1899, que remete a uma empresa clássica e com tradição. </text:span></text:p>
      <text:p text:style-name="P17"><text:span text:style-name="T7">Desde então nossa livraria vem trabalhando e prezando sempre a sustentabilidade. Nossa loja física que se localiza na rua Dr. Américo de Oliveira foi planejada com matérias sustentáveis, e reutilizamos a energia solar e a água da chuva. </text:span></text:p>
      <text:p text:style-name="P17"><text:span text:style-name="T7">Nos dá Dom Casmurro estamos oferecendo aos nossos clientes os melhores produtos, os melhores preços tanto na loja física quanto na loja virtual, mostrando que a Livraria Dom Casmurro tem muito potencial para ser a melhor livraria de Itajubá e região em um futuro bem próximo. “</text:span></text:p>
      <text:p text:style-name="P18"><text:span text:style-name="T15">Depoimento realizado por: Cléverson William – Turma de Administração; </text:span></text:p>
      <text:p text:style-name="P1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span text:style-name="T12">Necessidade da criação do software para a empresa</text:span></text:p>
      <text:p text:style-name="P7"/>
      <text:p text:style-name="P3"><text:span text:style-name="T4"><text:tab/></text:span><text:span text:style-name="T3">No desenvolvimento do projeto, teve-se como função informatizar a livraria pra que o processo das vendas e informações dos clientes, fossem cadastrados de forma rápida, e segura.</text:span></text:p>
      <text:p text:style-name="P3"><text:span text:style-name="T3"><text:tab/>Antes de passar por esse processo, a empresa recorria aos papeis para fazer os cadastros dos clientes, e promissórias feitas a mão para as vendas dos produtos. Este método de armazenamento dificultava muito a organização da empresa, pois eram custosos e inseguros, onde os <text:s/>expunham a riscos como perda das informações, e degradação dos arquivos.</text:span></text:p>
      <text:p text:style-name="P3"><text:span text:style-name="T4"><text:tab/></text:span><text:span text:style-name="T22">Considerando os pontos acima destacados, com os conhecimentos adquiridos em sala de aula, desenvolveu-se um projeto de software que informatizasse as tarefas executadas diariamente na empresa como as de cadastros, consultas, edições e remoções da base de dados. Proporcionando um armazenamento seguro, e rápido;</text:span></text:p>
      <text:p text:style-name="P7"/>
      <text:p text:style-name="P7"><text:soft-page-break/></text:p>
      <text:p text:style-name="P7"/>
      <text:p text:style-name="P3"><text:span text:style-name="T12">Problemas enfrentados antes da criação do software</text:span></text:p>
      <text:p text:style-name="P7"/>
      <text:p text:style-name="P7"/>
      <text:p text:style-name="P3"><text:span text:style-name="T4"><text:tab/></text:span><text:span text:style-name="T3">Uma das dificuldades encontradas no processo de desenvolvimento do software foi em relação aos levantamentos dos requisitos. Houve um processo para entender o que a empresa gostaria que fosse desenvolvidos a eles, pois muitas das ideias expostas pela empresa não eram tão especificas, e contundentes com as suas necessidades encontradas nas conversas com as mesmas. </text:span></text:p>
      <text:p text:style-name="P3"><text:span text:style-name="T3"><text:tab/>O conhecimento especifico foi mais um ponto relevante neste quesito, antes de ter construído esse software não havíamos projetado um programa tão grande, com uma plataforma com tantas funções;</text:span></text:p>
      <text:p text:style-name="P7"/>
      <text:p text:style-name="P7"/>
      <text:p text:style-name="P7"/>
      <text:p text:style-name="P7"/>
      <text:p text:style-name="P7"/>
      <text:p text:style-name="P3"><text:span text:style-name="T12">Problemas que o software irá suprir;</text:span></text:p>
      <text:p text:style-name="P7"/>
      <text:p text:style-name="P7"/>
      <text:list xml:id="list4271535123163662901" text:style-name="WWNum2">
        <text:list-item>
          <text:p text:style-name="P12"><text:span text:style-name="T3">Rapidez no cadastro, consulta, edição, e remoção das operações registradas;</text:span></text:p>
        </text:list-item>
        <text:list-item>
          <text:p text:style-name="P12"><text:span text:style-name="T3">Armazenamento das informações de forma mais segura;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pan text:style-name="T18">Capítulo </text:span><text:span text:style-name="T19">3</text:span></text:p>
      <text:p text:style-name="P10"><text:span text:style-name="T10">A FERRAMENTA DESENVOLVIDA</text:span></text:p>
      <text:p text:style-name="P10"/>
      <text:p text:style-name="P9"><text:span text:style-name="T16"><text:tab/>Para o desenvolvimento do software </text:span><text:span text:style-name="T17">l</text:span><text:span text:style-name="T16">ivraria Dom Casmurro foi utilizado as seguintes ferramentas:</text:span></text:p>
      <text:p text:style-name="P3"/>
      <text:p text:style-name="P3"/>
      <text:list xml:id="list195454077769714" text:continue-list="list6177587982039365820" text:style-name="WWNum1">
        <text:list-item>
          <text:p text:style-name="P21"><text:span text:style-name="T31">L</text:span><text:span text:style-name="T30">inguagem de programação Java – </text:span><text:span text:style-name="T31">Muito utilizada em des</text:span></text:p>
        </text:list-item>
        <text:list-item>
          <text:p text:style-name="P21"><text:span text:style-name="T31">envolvimento para desktop</text:span><text:span text:style-name="T23">,</text:span><text:span text:style-name="T26">Java é uma </text:span><text:a xlink:type="simple" xlink:href="http://pt.wikipedia.org/wiki/Linguagem_de_programação">linguagem de programação</text:a><text:span text:style-name="T26"> </text:span><text:a xlink:type="simple" xlink:href="http://pt.wikipedia.org/wiki/Orientação_a_objetos">orientada a objeto</text:a></text:p>
        </text:list-item>
      </text:list>
      <text:p text:style-name="P23"><text:span text:style-name="T29"/></text:p>
      <text:list xml:id="list195455221897078" text:continue-numbering="true" text:style-name="WWNum1">
        <text:list-item>
          <text:p text:style-name="P22"><text:span text:style-name="T28">O programa de desenvolvimento utilizado para a criação do software foi o NetBeans IDE 8.0.1;</text:span></text:p>
        </text:list-item>
        <text:list-item>
          <text:p text:style-name="P22"><text:span text:style-name="T28">O banco de dados onde as informações são armazenadas é o MySQL Server 5.6;</text:span></text:p>
        </text:list-item>
        <text:list-item>
          <text:p text:style-name="P22"><text:span text:style-name="T28">O software utilizado para o desenvolvimento do banco de dados foi o MySQL Workbench 6.0 CE</text:span></text:p>
        </text:list-item>
      </text:list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imbus Sans L1" svg:font-family="'Nimbus Sans L'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page"/>
      <style:text-properties fo:color="#000000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punctuation-wrap="simple" style:writing-mode="lr-tb"/>
      <style:text-properties fo:color="#000000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pt-BR</dc:language>
    <dc:creator>Larissa Gonçalves</dc:creator>
    <dc:date>2015-04-08T19:54:52.260272988</dc:date>
    <meta:editing-cycles>9</meta:editing-cycles>
    <meta:editing-duration>PT12M58S</meta:editing-duration>
    <meta:generator>LibreOffice/4.2.7.2$Linux_x86 LibreOffice_project/420m0$Build-2</meta:generator>
    <meta:document-statistic meta:table-count="1" meta:image-count="0" meta:object-count="0" meta:page-count="7" meta:paragraph-count="95" meta:word-count="1572" meta:character-count="10200" meta:non-whitespace-character-count="8661"/>
  </office:meta>
</office:document-meta>
</file>